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Tahoma2" svg:font-family="Tahoma" style:font-family-generic="swiss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2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top="0.199cm" fo:margin-bottom="0.199cm"/>
    </style:style>
    <style:style style:name="P15" style:family="paragraph" style:parent-style-name="Text_20_body" style:list-style-name="L2">
      <style:paragraph-properties fo:margin-top="0.199cm" fo:margin-bottom="0.199cm"/>
      <style:text-properties style:font-name-complex="Arial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="Tahoma2" fo:font-size="10pt" fo:language="pt" fo:country="BR" style:font-size-asian="10pt" style:font-size-complex="10pt"/>
    </style:style>
    <style:style style:name="P19" style:family="paragraph" style:parent-style-name="Standard">
      <style:text-properties style:font-name="Tahoma2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style:font-name="Tahoma1" fo:font-size="10pt" style:font-size-asian="10pt" style:font-name-complex="Arial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Food Delivery Web</text:p>
      <text:p text:style-name="P3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2">16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aso de Uso “Consultar Cliente por Estabeleci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10">Consultar Cliente por Estabelecimento</text:p>
      <text:h text:style-name="P16" text:outline-level="1">Breve Descrição</text:h>
      <text:p text:style-name="Text_20_body">Este caso de uso permite ao administrador ou gestor do estabelecimento gerar relatórios com informações pessoais dos pedidos de clientes.</text:p>
      <text:h text:style-name="P16" text:outline-level="1">Referências </text:h>
      <text:p text:style-name="Text_20_body">Não há.</text:p>
      <text:h text:style-name="P16" text:outline-level="1">Atores</text:h>
      <text:p text:style-name="P18">Administrador;</text:p>
      <text:p text:style-name="P19"><text:tab/></text:p>
      <text:p text:style-name="P18">Gestor do estabelecimento.</text:p>
      <text:h text:style-name="P16" text:outline-level="1">Pré-condições</text:h>
      <text:list xml:id="list18637881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 text:c="11"/>Efetuar login no sistema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1">Fluxos de Eventos</text:h>
      <text:h text:style-name="Heading_20_2" text:outline-level="2">Fluxo Básico</text:h>
      <text:p text:style-name="Text_20_body">Este caso de uso começa quando o ator seleciona a opção “Consultar Cliente por Estabelecimento” do menu:</text:p>
      <text:p text:style-name="P12">1. O sistema carrega o(s) estabelecimento(s) referente(s) àquele ator. Então, é exibido em forma de grade, todos os pedidos cadastrados. E, por fim, <text:s/>é exibido em forma de botão a opção “Gerar Relatório”</text:p>
      <text:p text:style-name="P12">2. O caso de uso é encerrado.</text:p>
      <text:h text:style-name="Heading_20_2" text:outline-level="2">Fluxos Alternativos</text:h>
      <text:p text:style-name="P11">A1 – Gerar Relatório</text:p>
      <text:p text:style-name="Text_20_body"><text:soft-page-break/>No passo 1 do fluxo básico: </text:p>
      <text:list xml:id="list1165832845" text:style-name="L2">
        <text:list-item>
          <text:list>
            <text:list-item>
              <text:list>
                <text:list-item>
                  <text:p text:style-name="P14">O sistema carrega todos os estabelecimentos disponíveis para aquele ator.</text:p>
                </text:list-item>
                <text:list-item>
                  <text:p text:style-name="P14">O ator seleciona o estabelecimento.</text:p>
                </text:list-item>
                <text:list-item>
                  <text:p text:style-name="P14">O sistema exibe em forma de grade todos os pedidos com seus respectivos clientes, mostrando o número do pedido e o nome do cliente.</text:p>
                </text:list-item>
                <text:list-item>
                  <text:p text:style-name="P14">O sistema gera, em forma de relatório, os dados pessoais dos clientes (<text:span text:style-name="T2">nome, endereço, sexo, data de nascimento, telefone fixo e telefone celular)</text:span>.</text:p>
                </text:list-item>
                <text:list-item>
                  <text:p text:style-name="P14">O sistema exibe na tela o relatório com os dados solicitados.</text:p>
                </text:list-item>
                <text:list-item>
                  <text:p text:style-name="P14">O ator seleciona a opção voltar.</text:p>
                </text:list-item>
                <text:list-item>
                  <text:p text:style-name="P15">O sistema retorna ao passo 1 do fluxo básico.</text:p>
                </text:list-item>
              </text:list>
            </text:list-item>
          </text:list>
        </text:list-item>
      </text:list>
      <text:h text:style-name="P16" text:outline-level="1">Pontos de Extensão</text:h>
      <text:p text:style-name="Text_20_body">Não há.</text:p>
      <text:h text:style-name="P16" text:outline-level="1">Casos de Uso Incluídos</text:h>
      <text:p text:style-name="Text_20_body">Não há.</text:p>
      <text:h text:style-name="P16" text:outline-level="1">Pós-Condições</text:h>
      <text:p text:style-name="Text_20_body">Não há.</text:p>
      <text:h text:style-name="P16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Tahoma2" svg:font-family="Tahoma" style:font-family-generic="swiss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7 - Consultar Cliente po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7 - Consultar Cliente po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0:20:02</dc:date>
    <meta:editing-cycles>43</meta:editing-cycles>
    <meta:editing-duration>PT01H52M06S</meta:editing-duration>
    <meta:generator>BrOffice.org/3.0$Linux OpenOffice.org_project/300m15$Build-9379</meta:generator>
    <meta:document-statistic meta:table-count="1" meta:image-count="0" meta:object-count="0" meta:page-count="2" meta:paragraph-count="47" meta:word-count="283" meta:character-count="1669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